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4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0.9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015" table:default-cell-style-name="Default"/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Movie</text:p>
          </table:table-cell>
          <table:table-cell table:style-name="ce2" office:value-type="string" calcext:value-type="string">
            <text:p>TV Shows</text:p>
          </table:table-cell>
          <table:table-cell table:style-name="ce2" office:value-type="string" calcext:value-type="string">
            <text:p>TV Episodes</text:p>
          </table:table-cell>
          <table:table-cell table:style-name="ce2" office:value-type="string" calcext:value-type="string">
            <text:p>Audio Artist</text:p>
          </table:table-cell>
          <table:table-cell table:style-name="ce2" office:value-type="string" calcext:value-type="string">
            <text:p>Audio Album</text:p>
          </table:table-cell>
          <table:table-cell table:style-name="ce2" office:value-type="string" calcext:value-type="string">
            <text:p>Audio Track</text:p>
          </table:table-cell>
          <table:table-cell table:style-name="ce2" office:value-type="string" calcext:value-type="string">
            <text:p>Photos</text:p>
          </table:table-cell>
          <table:table-cell table:style-name="ce2" office:value-type="string" calcext:value-type="string">
            <text:p>Playlists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Added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Artist Poster url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Poster url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Title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Year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 url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 Art url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 Poster url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ence Rating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Gain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Peak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Range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udio Channel Layo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 Dep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rate M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hann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isplay Tit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End Ram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Extended Display Tit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gai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oudnes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R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Peak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ampling 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elect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tart Ram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Album No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Artist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No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Cou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Sour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lectio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ent Rating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eated at Accuracy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eated at TZOffset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ecto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uratio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behindthescene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deleted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featurett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interview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music video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ce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ceneOrSampl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hor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trailer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r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 ID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 Link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ro Star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ro Stop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y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st Viewed a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bel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ked Fields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udness Analysis Ver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perture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spect Rat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udio Chann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udio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Contain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Exposure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Iso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Make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Model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Frame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Resolu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Wid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aData Language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aDB Link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o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iginal Title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Accessib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Contain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Duratio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Deep Analysis Ver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Exis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 Combin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 Pa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has Thumbnai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Index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Optimized for Stream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Orientation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Siz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Size as Byt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Video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Album Name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Album Poster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Art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Name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Poster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er url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ting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lease Date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les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ies Tit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milar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rt title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udi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yl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Forc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Form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Header Compres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Select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gli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MDB ID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MDB Link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ack Counts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VDB ID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pdated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 Rat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Anamorphi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Bit Dep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aba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hroma Sub Sampl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Primari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Ran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Spa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Tr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Frame 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Frame Rate M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Has Scaling Matr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ev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ixel Aspect Rat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ixel Form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Ref Fram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Scan 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Stream Identifi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Wid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ew Count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ewed Tracks</text:p>
          </table:table-cell>
          <table:table-cell office:value-type="string" calcext:value-type="string">
            <text:p>N/A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rite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ar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1:Sheet1.I18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6:30:50.028329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00:38:38.983047102</meta:creation-date>
    <dc:date>2021-03-22T22:06:32.883776689</dc:date>
    <meta:editing-duration>PT13H4M42S</meta:editing-duration>
    <meta:editing-cycles>183</meta:editing-cycles>
    <meta:generator>LibreOffice/6.4.5.2$Linux_X86_64 LibreOffice_project/40$Build-2</meta:generator>
    <meta:document-statistic meta:table-count="1" meta:cell-count="1664" meta:object-count="0"/>
  </office:meta>
</office:document-meta>
</file>